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24cm" svg:stroke-color="#00b4ff" draw:fill="none" draw:fill-color="#ffffff" fo:padding-top="0.012cm" fo:padding-bottom="0.012cm" fo:padding-left="0.012cm" fo:padding-right="0.012cm"/>
    </style:style>
  </office:automatic-styles>
  <office:body>
    <office:drawing>
      <draw:page draw:name="page1" draw:style-name="dp1" draw:master-page-name="Default">
        <draw:g>
          <draw:glue-point draw:id="4" svg:x="-2.826cm" svg:y="-5cm"/>
          <draw:glue-point draw:id="5" svg:x="5cm" svg:y="-5cm"/>
          <draw:glue-point draw:id="6" svg:x="1.086cm" svg:y="-5cm"/>
          <draw:glue-point draw:id="7" svg:x="-1.253cm" svg:y="-5cm"/>
          <draw:glue-point draw:id="8" svg:x="1.873cm" svg:y="-5cm"/>
          <draw:glue-point draw:id="9" svg:x="0.21cm" svg:y="-5cm"/>
          <draw:glue-point draw:id="10" svg:x="3.367cm" svg:y="-5cm"/>
          <draw:glue-point draw:id="11" svg:x="-3.028cm" svg:y="5cm"/>
          <draw:glue-point draw:id="12" svg:x="4.793cm" svg:y="5cm"/>
          <draw:glue-point draw:id="13" svg:x="0.882cm" svg:y="5cm"/>
          <draw:glue-point draw:id="14" svg:x="-1.455cm" svg:y="5cm"/>
          <draw:glue-point draw:id="15" svg:x="1.669cm" svg:y="5cm"/>
          <draw:glue-point draw:id="16" svg:x="0.008cm" svg:y="5cm"/>
          <draw:glue-point draw:id="17" svg:x="3.164cm" svg:y="5cm"/>
          <draw:glue-point draw:id="18" svg:x="-5cm" svg:y="-1.445cm"/>
          <draw:glue-point draw:id="19" svg:x="-5cm" svg:y="1.521cm"/>
          <draw:glue-point draw:id="20" svg:x="-5cm" svg:y="0.039cm"/>
          <draw:polyline draw:style-name="gr1" draw:layer="layout" svg:width="0.567cm" svg:height="1.984cm" svg:x="0cm" svg:y="0.007cm" svg:viewBox="0 0 568 1985" draw:points="568,0 525,22 485,46 445,73 407,102 369,133 332,166 298,201 265,239 234,279 203,320 176,363 149,408 126,454 104,502 82,550 65,601 49,651 35,703 24,757 14,810 7,864 3,919 0,973 0,1027 1,1082 6,1137 13,1191 21,1244 33,1297 46,1349 61,1400 79,1450 99,1500 121,1547 145,1594 170,1638 198,1683 228,1724 259,1764 291,1802 326,1839 362,1871 399,1904 438,1933 476,1960 517,1985">
            <text:p/>
          </draw:polyline>
          <draw:polyline draw:style-name="gr1" draw:layer="layout" svg:width="0.566cm" svg:height="2cm" svg:x="0.381cm" svg:y="0cm" svg:viewBox="0 0 567 2001" draw:points="567,0 525,20 484,44 444,70 407,99 368,130 333,163 299,199 265,237 234,276 204,318 176,362 150,407 127,454 104,502 83,551 65,602 50,653 35,707 24,760 14,814 7,870 3,924 0,979 0,1035 2,1090 6,1146 13,1200 22,1254 33,1309 46,1362 62,1414 79,1465 100,1514 122,1563 145,1610 171,1656 199,1699 228,1741 259,1781 292,1820 327,1856 362,1889 399,1921 437,1950 476,1976 517,2001">
            <text:p/>
          </draw:polyline>
          <draw:polyline draw:style-name="gr1" draw:layer="layout" svg:width="0.567cm" svg:height="1.984cm" svg:x="0.734cm" svg:y="0.007cm" svg:viewBox="0 0 568 1985" draw:points="568,0 525,22 485,46 445,73 407,102 369,133 332,166 297,201 265,239 234,279 203,320 176,363 149,408 126,454 104,502 82,550 65,601 49,651 35,703 23,757 14,810 7,863 3,917 0,972 0,1027 1,1082 6,1137 13,1189 21,1244 33,1296 46,1348 61,1400 79,1450 99,1499 120,1546 145,1593 170,1638 198,1682 228,1724 259,1764 291,1802 326,1839 361,1871 399,1904 436,1932 476,1960 517,1985">
            <text:p/>
          </draw:polyline>
          <draw:polyline draw:style-name="gr1" draw:layer="layout" svg:width="0.566cm" svg:height="2cm" svg:x="1.115cm" svg:y="0cm" svg:viewBox="0 0 567 2001" draw:points="567,0 525,20 484,44 444,70 407,99 369,130 334,163 299,199 265,237 234,276 204,318 176,362 149,407 125,454 102,502 82,551 65,602 49,655 35,707 23,761 14,814 7,870 3,925 0,979 0,1035 1,1090 6,1146 13,1201 21,1256 33,1309 46,1362 61,1414 79,1465 99,1515 121,1563 145,1610 170,1656 198,1699 228,1741 259,1781 292,1820 327,1856 362,1889 399,1921 438,1950 476,1976 518,2001">
            <text:p/>
          </draw:polyline>
          <draw:polyline draw:style-name="gr1" draw:layer="layout" svg:width="0.566cm" svg:height="2cm" svg:x="1.497cm" svg:y="0cm" svg:viewBox="0 0 567 2001" draw:points="567,0 525,20 484,44 444,70 407,99 368,130 333,163 299,199 265,237 234,276 204,318 176,362 150,407 125,454 103,502 83,551 65,602 50,655 35,707 24,761 14,814 7,870 3,925 0,979 0,1035 2,1090 6,1146 13,1201 22,1256 32,1309 46,1362 62,1414 79,1465 99,1515 122,1563 145,1610 171,1656 199,1699 228,1741 259,1781 292,1820 326,1856 362,1889 399,1921 437,1950 476,1976 517,2001">
            <text:p/>
          </draw:polyline>
          <draw:polyline draw:style-name="gr1" draw:layer="layout" svg:width="0.567cm" svg:height="1.984cm" svg:x="1.849cm" svg:y="0.007cm" svg:viewBox="0 0 568 1985" draw:points="568,0 525,22 485,46 445,73 407,102 369,133 332,166 298,201 265,239 234,279 203,320 176,363 149,408 126,454 104,502 82,550 65,601 49,651 35,703 24,757 14,810 7,863 3,917 0,972 0,1027 1,1082 6,1137 13,1189 21,1244 33,1296 46,1348 61,1400 79,1450 99,1499 120,1546 145,1593 170,1638 198,1682 228,1724 259,1764 291,1802 326,1839 361,1871 399,1904 436,1932 476,1960 517,1985">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BFW media</dc:title>
    <meta:creation-date>2011-02-07T16:34:08</meta:creation-date>
    <meta:editing-duration>P0D</meta:editing-duration>
    <meta:editing-cycles>1</meta:editing-cycles>
    <meta:document-statistic meta:object-count="7"/>
    <meta:generator>OpenOffice.org/3.3$Linux OpenOffice.org_project/330m20$Build-9567</meta:generator>
  </office:meta>
</office:document-meta>
</file>